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boxRuleSet.getDataInf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ule.begin( String ns , String ln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olboxRuleSet.getToolInf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RuleSet.addToolRul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RuleSet.addDataRul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RuleSet.addRuleInstanc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